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ICONA SARMIENTO, EDGARD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ICONA SARMIENTO, EDGAR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364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QUISPE CONDORI, JUL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24400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5:51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